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0">
      <style:table-cell-properties fo:border-top="none" fo:border-bottom="none" fo:border-left="none" fo:border-right="thin solid #000000" style:vertical-align="top" fo:wrap-option="wrap"/>
    </style:style>
    <style:style style:name="ce4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style:vertical-align="top" style:repeat-content="false"/>
      <style:paragraph-properties fo:text-align="start" fo:margin-left="0cm"/>
    </style:style>
    <style:style style:name="ce6" style:family="table-cell" style:parent-style-name="Default" style:data-style-name="N0">
      <style:table-cell-properties style:vertical-align="automatic" fo:wrap-option="wrap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top" fo:wrap-option="wrap"/>
    </style:style>
    <style:style style:name="ce8" style:family="table-cell" style:parent-style-name="Default" style:data-style-name="N0">
      <style:table-cell-properties fo:background-color="#ED7D31"/>
    </style:style>
    <style:style style:name="ce9" style:family="table-cell" style:parent-style-name="Default" style:data-style-name="N0">
      <style:table-cell-properties style:vertical-align="automatic" fo:wrap-option="wrap" fo:background-color="transparent"/>
    </style:style>
    <style:style style:name="ce10" style:family="table-cell" style:parent-style-name="Default" style:data-style-name="N0">
      <style:table-cell-properties style:vertical-align="top" fo:wrap-option="wrap" fo:background-color="transparent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style:vertical-align="top" fo:wrap-option="wrap" fo:background-color="transparent"/>
    </style:style>
    <style:style style:name="ce12" style:family="table-cell" style:parent-style-name="Default" style:data-style-name="N0">
      <style:table-cell-properties style:vertical-align="middle"/>
    </style:style>
    <style:style style:name="ce13" style:family="table-cell" style:parent-style-name="Default" style:data-style-name="N0">
      <style:table-cell-properties style:vertical-align="automatic" fo:background-color="#ED7D31" style:repeat-content="false"/>
      <style:paragraph-properties fo:text-align="center"/>
    </style:style>
    <style:style style:name="ce14" style:family="table-cell" style:parent-style-name="Default" style:data-style-name="N0">
      <style:table-cell-properties style:vertical-align="automatic" fo:wrap-option="wrap" fo:background-color="#ED7D31" style:repeat-content="false"/>
      <style:paragraph-properties fo:text-align="center"/>
    </style:style>
    <style:style style:name="co1" style:family="table-column">
      <style:table-column-properties fo:break-before="auto" style:column-width="1.82033333333333cm"/>
    </style:style>
    <style:style style:name="co2" style:family="table-column">
      <style:table-column-properties fo:break-before="auto" style:column-width="3.21733333333333cm"/>
    </style:style>
    <style:style style:name="co3" style:family="table-column">
      <style:table-column-properties fo:break-before="auto" style:column-width="4.61433333333333cm"/>
    </style:style>
    <style:style style:name="co4" style:family="table-column">
      <style:table-column-properties fo:break-before="auto" style:column-width="3.59833333333333cm"/>
    </style:style>
    <style:style style:name="co5" style:family="table-column">
      <style:table-column-properties fo:break-before="auto" style:column-width="3.89466666666667cm"/>
    </style:style>
    <style:style style:name="co6" style:family="table-column">
      <style:table-column-properties fo:break-before="auto" style:column-width="4.86833333333333cm"/>
    </style:style>
    <style:style style:name="co7" style:family="table-column">
      <style:table-column-properties fo:break-before="auto" style:column-width="6.5405cm"/>
    </style:style>
    <style:style style:name="co8" style:family="table-column">
      <style:table-column-properties fo:break-before="auto" style:column-width="4.191cm"/>
    </style:style>
    <style:style style:name="co9" style:family="table-column">
      <style:table-column-properties fo:break-before="auto" style:column-width="4.78366666666667cm"/>
    </style:style>
    <style:style style:name="co10" style:family="table-column">
      <style:table-column-properties fo:break-before="auto" style:column-width="4.5085cm"/>
    </style:style>
    <style:style style:name="co11" style:family="table-column">
      <style:table-column-properties fo:break-before="auto" style:column-width="1.86266666666667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93.2pt" style:use-optimal-row-height="true" fo:break-before="auto"/>
    </style:style>
    <style:style style:name="ro3" style:family="table-row">
      <style:table-row-properties style:row-height="207pt" style:use-optimal-row-height="true" fo:break-before="auto"/>
    </style:style>
    <style:style style:name="ro4" style:family="table-row">
      <style:table-row-properties style:row-height="244.8pt" style:use-optimal-row-height="false" fo:break-before="auto"/>
    </style:style>
    <style:style style:name="ro5" style:family="table-row">
      <style:table-row-properties style:row-height="222.6pt" style:use-optimal-row-height="false" fo:break-before="auto"/>
    </style:style>
    <style:style style:name="ro6" style:family="table-row">
      <style:table-row-properties style:row-height="234pt" style:use-optimal-row-height="false" fo:break-before="auto"/>
    </style:style>
    <style:style style:name="ro7" style:family="table-row">
      <style:table-row-properties style:row-height="219pt" style:use-optimal-row-height="false" fo:break-before="auto"/>
    </style:style>
    <style:style style:name="ro8" style:family="table-row">
      <style:table-row-properties style:row-height="220.8pt" style:use-optimal-row-height="true" fo:break-before="auto"/>
    </style:style>
    <style:style style:name="ro9" style:family="table-row">
      <style:table-row-properties style:row-height="151.8pt" style:use-optimal-row-height="true" fo:break-before="auto"/>
    </style:style>
    <style:style style:name="ro10" style:family="table-row">
      <style:table-row-properties style:row-height="234.6pt" style:use-optimal-row-height="true" fo:break-before="auto"/>
    </style:style>
    <style:style style:name="ro11" style:family="table-row">
      <style:table-row-properties style:row-height="276pt" style:use-optimal-row-height="true" fo:break-before="auto"/>
    </style:style>
    <style:style style:name="ro12" style:family="table-row">
      <style:table-row-properties style:row-height="248.4pt" style:use-optimal-row-height="true" fo:break-before="auto"/>
    </style:style>
    <style:style style:name="ro13" style:family="table-row">
      <style:table-row-properties style:row-height="69pt" style:use-optimal-row-height="true" fo:break-before="auto"/>
    </style:style>
    <style:style style:name="ro14" style:family="table-row">
      <style:table-row-properties style:row-height="179.4pt" style:use-optimal-row-height="true" fo:break-before="auto"/>
    </style:style>
    <style:style style:name="ro15" style:family="table-row">
      <style:table-row-properties style:row-height="165.6pt" style:use-optimal-row-height="true" fo:break-before="auto"/>
    </style:style>
    <style:style style:name="ro16" style:family="table-row">
      <style:table-row-properties style:row-height="167.4pt" style:use-optimal-row-height="false" fo:break-before="auto"/>
    </style:style>
    <style:style style:name="ro17" style:family="table-row">
      <style:table-row-properties style:row-height="152.4pt" style:use-optimal-row-height="false" fo:break-before="auto"/>
    </style:style>
    <style:style style:name="ro18" style:family="table-row">
      <style:table-row-properties style:row-height="159.6pt" style:use-optimal-row-height="false" fo:break-before="auto"/>
    </style:style>
    <style:style style:name="ro19" style:family="table-row">
      <style:table-row-properties style:row-height="96.6pt" style:use-optimal-row-height="true" fo:break-before="auto"/>
    </style:style>
    <style:style style:name="ro20" style:family="table-row">
      <style:table-row-properties style:row-height="157.2pt" style:use-optimal-row-height="false" fo:break-before="auto"/>
    </style:style>
    <style:style style:name="ro21" style:family="table-row">
      <style:table-row-properties style:row-height="193.8pt" style:use-optimal-row-height="false" fo:break-before="auto"/>
    </style:style>
    <style:style style:name="ro22" style:family="table-row">
      <style:table-row-properties style:row-height="25.2pt" style:use-optimal-row-height="false" fo:break-before="auto"/>
    </style:style>
    <style:style style:name="ro23" style:family="table-row">
      <style:table-row-properties style:row-height="121.2pt" style:use-optimal-row-height="false" fo:break-before="auto"/>
    </style:style>
    <style:style style:name="ro24" style:family="table-row">
      <style:table-row-properties style:row-height="208.2pt" style:use-optimal-row-height="false" fo:break-before="auto"/>
    </style:style>
    <style:style style:name="ro25" style:family="table-row">
      <style:table-row-properties style:row-height="208.8pt" style:use-optimal-row-height="false" fo:break-before="auto"/>
    </style:style>
    <style:style style:name="ro26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rl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גיליון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1014" table:default-cell-style-name="ce1"/>
        <table:table-column table:style-name="co11" table:number-columns-repeated="15360" table:default-cell-style-name="ce1"/>
        <table:table-row table:style-name="ro1">
          <table:table-cell table:style-name="ce1"/>
          <table:table-cell office:value-type="string" table:style-name="ce1">
            <text:p>מספר טסט</text:p>
          </table:table-cell>
          <table:table-cell office:value-type="string" table:style-name="ce1">
            <text:p>זיהוי בדיקה</text:p>
          </table:table-cell>
          <table:table-cell office:value-type="string" table:style-name="ce1">
            <text:p>מטרה</text:p>
          </table:table-cell>
          <table:table-cell office:value-type="string" table:style-name="ce1">
            <text:p>בודק</text:p>
          </table:table-cell>
          <table:table-cell office:value-type="string" table:style-name="ce1">
            <text:p>תנאים</text:p>
          </table:table-cell>
          <table:table-cell office:value-type="string" table:style-name="ce1">
            <text:p>תיאור צעדים</text:p>
          </table:table-cell>
          <table:table-cell office:value-type="string" table:style-name="ce1">
            <text:p>תוצאה צפויה</text:p>
          </table:table-cell>
          <table:table-cell office:value-type="string" table:style-name="ce1">
            <text:p>עבור\נכשל</text:p>
          </table:table-cell>
          <table:table-cell office:value-type="string" table:style-name="ce1">
            <text:p>מספר תקלה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string" table:number-columns-spanned="9" table:number-rows-spanned="1" table:style-name="ce13">
            <text:p>סיפור לקוח:קליטת הזמנה חדשה של לקוח רגיל<text:s/></text:p>
          </table:table-cell>
          <table:covered-table-cell table:number-columns-repeated="8"/>
          <table:table-cell table:number-columns-repeated="16374"/>
        </table:table-row>
        <table:table-row table:style-name="ro2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בדיקת קבלת מספר הזמנה</text:p>
          </table:table-cell>
          <table:table-cell office:value-type="string" table:style-name="ce2">
            <text:p>לבדוק תקינות ממשק מספר הזמנה לאחר רכישה</text:p>
          </table:table-cell>
          <table:table-cell office:value-type="string" table:style-name="ce1">
            <text:p>תומר</text:p>
          </table:table-cell>
          <table:table-cell office:value-type="string" table:style-name="ce2">
            <text:p>לקוח רגיל, מזומן\אשראי</text:p>
          </table:table-cell>
          <table:table-cell office:value-type="string" table:style-name="ce3">
            <text:p>1) go to stock management website</text:p>
            <text:p>2) log in using the next credentials:</text:p>
            <text:p>user name:elior98</text:p>
            <text:p>password:81132411</text:p>
            <text:p>3) click the items button and then the order reception form</text:p>
            <text:p>4) fill in order receptiom form</text:p>
            <text:p>5) click the payment button</text:p>
            <text:p>6)swipe credit card\insert cash and look for the order number.</text:p>
            <text:p/>
          </table:table-cell>
          <table:table-cell office:value-type="string" table:style-name="ce4">
            <text:p>1) stock management website opens</text:p>
            <text:p>2) logged in</text:p>
            <text:p>3) order reception form pops up</text:p>
            <text:p>4) order reception form filled</text:p>
            <text:p>5) choose your payment method pops up</text:p>
            <text:p>6) transaction accepted and order number assigned</text:p>
            <text:p/>
          </table:table-cell>
          <table:table-cell office:value-type="string" table:style-name="ce5">
            <text:p>passed</text:p>
          </table:table-cell>
          <table:table-cell table:number-columns-repeated="16375" table:style-name="ce1"/>
        </table:table-row>
        <table:table-row table:style-name="ro1">
          <table:table-cell table:style-name="ce1"/>
          <table:table-cell office:value-type="string" table:number-columns-spanned="9" table:number-rows-spanned="1" table:style-name="ce13">
            <text:p>סיפור לקוח: עדכון פרטי הזמנה של לקוח רגיל<text:s/></text:p>
          </table:table-cell>
          <table:covered-table-cell table:number-columns-repeated="8"/>
          <table:table-cell table:number-columns-repeated="16374"/>
        </table:table-row>
        <table:table-row table:style-name="ro3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6">
            <text:p>בדיקה שלילית של עדכון הזמנה בסטטוס "סגור"</text:p>
          </table:table-cell>
          <table:table-cell office:value-type="string" table:style-name="ce2">
            <text:p>לבדוק שהמערכת נכשלת בהצלחה בעדכון הזמנה שהסטטוס שלה "סגור"</text:p>
          </table:table-cell>
          <table:table-cell office:value-type="string" table:style-name="ce1">
            <text:p>תומר</text:p>
          </table:table-cell>
          <table:table-cell office:value-type="string" table:style-name="ce2">
            <text:p>לקוח רגיל ,מספר הזמנה קיימת</text:p>
          </table:table-cell>
          <table:table-cell office:value-type="string" table:style-name="ce7">
            <text:p>1) go to stock management website</text:p>
            <text:p>2) log in using the next credentials:</text:p>
            <text:p>user name:elior98</text:p>
            <text:p>password:81132411</text:p>
            <text:p>3) click the main menu</text:p>
            <text:p>4) click the ordinary customer order handling button.</text:p>
            <text:p>5) click the order update button</text:p>
            <text:p>6) provide an existent order number which has a "closed" title</text:p>
            <text:p>7) change the order and click "update"</text:p>
            <text:p/>
          </table:table-cell>
          <table:table-cell office:value-type="string" table:style-name="ce7">
            <text:p>1) stock management website opens</text:p>
            <text:p>2) logged in</text:p>
            <text:p>3) main menu opens</text:p>
            <text:p>4) ordinary customer handling droplist is shown</text:p>
            <text:p>5) order update page opens</text:p>
            <text:p>6) existent order number provided</text:p>
            <text:p>7) update failed</text:p>
            <text:p/>
          </table:table-cell>
          <table:table-cell office:value-type="string" table:style-name="ce1">
            <text:p>passed</text:p>
          </table:table-cell>
          <table:table-cell table:number-columns-repeated="16375" table:style-name="ce1"/>
        </table:table-row>
        <table:table-row table:style-name="ro2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2">
            <text:p>בדיקה חיובית של עדכון הזמנה <text:s/>בסטטוס "פתוח"</text:p>
          </table:table-cell>
          <table:table-cell office:value-type="string" table:style-name="ce2">
            <text:p>לבדוק שהמערכת מצליחה לעדכן הזמנה שהסטטוס שלה "פתוח"</text:p>
          </table:table-cell>
          <table:table-cell office:value-type="string" table:style-name="ce1">
            <text:p>תומר</text:p>
          </table:table-cell>
          <table:table-cell office:value-type="string" table:style-name="ce2">
            <text:p>לקוח רגיל ומספר הזמנה קיימת</text:p>
          </table:table-cell>
          <table:table-cell office:value-type="string" table:style-name="ce4">
            <text:p>1) go to stock management website</text:p>
            <text:p>2) log in using the next credentials:</text:p>
            <text:p>user name:elior98</text:p>
            <text:p>password:81132411</text:p>
            <text:p>3) click the main menu</text:p>
            <text:p>4) click the ordinary customer order handling button.</text:p>
            <text:p>5) click the order update button</text:p>
            <text:p>6) provide an existent order number which has an "open" title</text:p>
            <text:p>7) change the order and click "update"</text:p>
          </table:table-cell>
          <table:table-cell office:value-type="string" table:style-name="ce7">
            <text:p>1) stock management website opens</text:p>
            <text:p>2) logged in</text:p>
            <text:p>3) main menu opens</text:p>
            <text:p>4) ordinary customer handling droplist is shown</text:p>
            <text:p>5) order update page opens</text:p>
            <text:p>6) existent order number provided</text:p>
            <text:p>7) order updated succesfully</text:p>
            <text:p/>
          </table:table-cell>
          <table:table-cell office:value-type="string" table:style-name="ce1">
            <text:p>passed</text:p>
          </table:table-cell>
          <table:table-cell table:number-columns-repeated="16375" table:style-name="ce1"/>
        </table:table-row>
        <table:table-row table:style-name="ro4"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2">
            <text:p>בדיקת עדכון מלאי לאחר עדכון פרטי הזמנה</text:p>
          </table:table-cell>
          <table:table-cell office:value-type="string" table:style-name="ce2">
            <text:p>לבדוק שהמערכת מחסירה\מוסיפה פריטים למלאי לאחר שלקוח החסיר\הוסיף פריטים אלו בעדכון ההזמנה בהתאמה.</text:p>
          </table:table-cell>
          <table:table-cell office:value-type="string" table:style-name="ce1">
            <text:p>תומר</text:p>
          </table:table-cell>
          <table:table-cell office:value-type="string" table:style-name="ce1">
            <text:p>לקוח רגיל ומספר הזמנה קיימת</text:p>
          </table:table-cell>
          <table:table-cell office:value-type="string" table:style-name="ce4">
            <text:p>1) go to stock management website</text:p>
            <text:p>2) log in using the next credentials:</text:p>
            <text:p>user name:elior98</text:p>
            <text:p>password:81132411</text:p>
            <text:p>3) click the main menu</text:p>
            <text:p>4) click the ordinary customer order handling button.</text:p>
            <text:p>5) click the order update button</text:p>
            <text:p>6) provide an existent order number which has a "open" title</text:p>
            <text:p>7) change the order and click "update"</text:p>
            <text:p>8) check the figures of items in stock, pending stock and reserved stock</text:p>
          </table:table-cell>
          <table:table-cell office:value-type="string" table:style-name="ce7">
            <text:p>1) stock management website opens</text:p>
            <text:p>2) logged in</text:p>
            <text:p>3) main menu opens</text:p>
            <text:p>4) ordinary customer handling droplist is shown</text:p>
            <text:p>5) order update page opens</text:p>
            <text:p>6) existent order number provided</text:p>
            <text:p>7) order updated</text:p>
            <text:p>8) figures updated succesfully</text:p>
            <text:p/>
          </table:table-cell>
          <table:table-cell office:value-type="string" table:style-name="ce1">
            <text:p>passed</text:p>
          </table:table-cell>
          <table:table-cell table:number-columns-repeated="16375" table:style-name="ce1"/>
        </table:table-row>
        <table:table-row table:style-name="ro1">
          <table:table-cell office:value-type="string" table:number-columns-spanned="9" table:number-rows-spanned="1" table:style-name="ce13">
            <text:p>סיפור לקוח: ביטול הזמנה של לקוח רגיל<text:s/></text:p>
          </table:table-cell>
          <table:covered-table-cell table:number-columns-repeated="8"/>
          <table:table-cell table:style-name="ce8"/>
          <table:table-cell table:number-columns-repeated="16374"/>
        </table:table-row>
        <table:table-row table:style-name="ro3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2">
            <text:p>בדיקה חיובית של קבלת החזר כספי ללקוח לאחר ביטול הזמנה</text:p>
          </table:table-cell>
          <table:table-cell office:value-type="string" table:style-name="ce9">
            <text:p>לבדוק שהמערכת מזכה לקוחות שעונים לקריטריונים של ביטול הזמנה</text:p>
          </table:table-cell>
          <table:table-cell office:value-type="string" table:style-name="ce1">
            <text:p>תומר</text:p>
          </table:table-cell>
          <table:table-cell office:value-type="string" table:style-name="ce2">
            <text:p>לקוח רגיל ומספר הזמנה קיימת שלא סופקה</text:p>
          </table:table-cell>
          <table:table-cell office:value-type="string" table:style-name="ce4">
            <text:p>1) go to stock management website</text:p>
            <text:p>2) log in using the next credentials:</text:p>
            <text:p>user name:elior98</text:p>
            <text:p>password:81132411</text:p>
            <text:p>3) click the main menu</text:p>
            <text:p>4) click the ordinary customer order handling button.</text:p>
            <text:p>5) click the order update button</text:p>
            <text:p>6) provide an existent order number which has a "open" title</text:p>
            <text:p>7) cancel the order</text:p>
          </table:table-cell>
          <table:table-cell office:value-type="string" table:style-name="ce7">
            <text:p>1) stock management website opens</text:p>
            <text:p>2) logged in</text:p>
            <text:p>3) main menu opens</text:p>
            <text:p>4) ordinary customer handling droplist is shown</text:p>
            <text:p>5) order update page opens</text:p>
            <text:p>6) existent order number provided</text:p>
            <text:p>7) order canceled, invoice issued and customer refunded</text:p>
            <text:p/>
          </table:table-cell>
          <table:table-cell office:value-type="string" table:style-name="ce1">
            <text:p>passed</text:p>
          </table:table-cell>
          <table:table-cell table:number-columns-repeated="16375" table:style-name="ce1"/>
        </table:table-row>
        <table:table-row table:style-name="ro3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2">
            <text:p>בדיקה שלילית של קבלת החזר כספי ללקוח שהזמנתו סופקה לאחר ביטול הזמנה</text:p>
          </table:table-cell>
          <table:table-cell office:value-type="string" table:style-name="ce9">
            <text:p>לבדוק שהמערכת יודעת לזהות בין <text:s/>לקוחות שעומדים בתנאי לקבלת החזר כספי לאלו שלא</text:p>
          </table:table-cell>
          <table:table-cell office:value-type="string" table:style-name="ce1">
            <text:p>תומר</text:p>
          </table:table-cell>
          <table:table-cell office:value-type="string" table:style-name="ce2">
            <text:p>לקוח רגיל ומספר הזמנה קיימת שסופקה</text:p>
          </table:table-cell>
          <table:table-cell office:value-type="string" table:style-name="ce4">
            <text:p>1) go to stock management website</text:p>
            <text:p>2) log in using the next credentials:</text:p>
            <text:p>user name:elior98</text:p>
            <text:p>password:81132411</text:p>
            <text:p>3) click the main menu</text:p>
            <text:p>4) click the ordinary customer order handling button.</text:p>
            <text:p>5) click the order button</text:p>
            <text:p>6) provide an existent order number which has a "open" title</text:p>
            <text:p>7) cancel the order</text:p>
          </table:table-cell>
          <table:table-cell office:value-type="string" table:style-name="ce7">
            <text:p>1) stock management website opens</text:p>
            <text:p>2) logged in</text:p>
            <text:p>3) main menu opens</text:p>
            <text:p>4) ordinary customer handling droplist is shown</text:p>
            <text:p>5) order update page opens</text:p>
            <text:p>6) existent order number provided</text:p>
            <text:p>7) order not canceled, invoice not issued and customer not refunded</text:p>
            <text:p/>
          </table:table-cell>
          <table:table-cell office:value-type="string" table:style-name="ce1">
            <text:p>passed</text:p>
          </table:table-cell>
          <table:table-cell table:number-columns-repeated="16375" table:style-name="ce1"/>
        </table:table-row>
        <table:table-row table:style-name="ro5"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2">
            <text:p>בדיקת שינוי סטטוס הזמנה לאחר ביטול</text:p>
          </table:table-cell>
          <table:table-cell office:value-type="string" table:style-name="ce9">
            <text:p>לבדוק שהמערכת משנה סטטוס הזמנה לאחר פעולת ביטול</text:p>
          </table:table-cell>
          <table:table-cell office:value-type="string" table:style-name="ce1">
            <text:p>תומר</text:p>
          </table:table-cell>
          <table:table-cell office:value-type="string" table:style-name="ce2">
            <text:p>לקוח רגיל ומספר הזמנה קיימת שלא סופקה</text:p>
          </table:table-cell>
          <table:table-cell office:value-type="string" table:style-name="ce4">
            <text:p>1) go to stock management website</text:p>
            <text:p>2) log in using the next credentials:</text:p>
            <text:p>user name:elior98</text:p>
            <text:p>password:81132411</text:p>
            <text:p>3) click the main menu</text:p>
            <text:p>4) click the ordinary customer order handling button.</text:p>
            <text:p>5) click the order button</text:p>
            <text:p>6) provide an existent order number which has a "open" title</text:p>
            <text:p>7) cancel the order</text:p>
            <text:p>8) check the order status using items handling feature</text:p>
          </table:table-cell>
          <table:table-cell office:value-type="string" table:style-name="ce7">
            <text:p>1) stock management website opens</text:p>
            <text:p>2) logged in</text:p>
            <text:p>3) main menu opens</text:p>
            <text:p>4) ordinary customer handling droplist is shown</text:p>
            <text:p>5) order update page opens</text:p>
            <text:p>6) existent order number provided</text:p>
            <text:p>7) order cancelled</text:p>
            <text:p>8) order status changed to cancelled</text:p>
            <text:p/>
          </table:table-cell>
          <table:table-cell office:value-type="string" table:style-name="ce1">
            <text:p>failed</text:p>
          </table:table-cell>
          <table:table-cell office:value-type="float" office:value="1997" table:style-name="ce1">
            <text:p>1997</text:p>
          </table:table-cell>
          <table:table-cell table:number-columns-repeated="16374"/>
        </table:table-row>
        <table:table-row table:style-name="ro6"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2">
            <text:p>בדיקת עדכון מלאי לאחר ביטול הזמנה</text:p>
          </table:table-cell>
          <table:table-cell office:value-type="string" table:style-name="ce9">
            <text:p>לבדוק שהמערכת מעדכנת את מאגרי המלאי לאחר ביטול הזמנה על מנת לאפשר רכישתם ע"י לקוחות אחרים</text:p>
          </table:table-cell>
          <table:table-cell office:value-type="string" table:style-name="ce1">
            <text:p>תומר</text:p>
          </table:table-cell>
          <table:table-cell office:value-type="string" table:style-name="ce2">
            <text:p>לקוח רגיל ומספר הזמנה קיימת שלא סופקה</text:p>
          </table:table-cell>
          <table:table-cell office:value-type="string" table:style-name="ce4">
            <text:p>1) go to stock management website</text:p>
            <text:p>2) log in using the next credentials:</text:p>
            <text:p>user name:elior98</text:p>
            <text:p>password:81132411</text:p>
            <text:p>3) click the main menu</text:p>
            <text:p>4) click the ordinary customer order handling button.</text:p>
            <text:p>5) click the order update button</text:p>
            <text:p>6) provide an existent order number which has an "open" title</text:p>
            <text:p>7) cancel the order</text:p>
            <text:p>8) check the figures of items in stock, pending stock and reserved stock</text:p>
          </table:table-cell>
          <table:table-cell office:value-type="string" table:style-name="ce7">
            <text:p>1) stock management website opens</text:p>
            <text:p>2) logged in</text:p>
            <text:p>3) main menu opens</text:p>
            <text:p>4) ordinary customer handling droplist is shown</text:p>
            <text:p>5) order update page opens</text:p>
            <text:p>6) existent order number provided</text:p>
            <text:p>7) order cancelled</text:p>
            <text:p>8) all the fields updated correspondingly</text:p>
            <text:p/>
          </table:table-cell>
          <table:table-cell office:value-type="string" table:style-name="ce1">
            <text:p>passed</text:p>
          </table:table-cell>
          <table:table-cell table:number-columns-repeated="16375" table:style-name="ce1"/>
        </table:table-row>
        <table:table-row table:style-name="ro1">
          <table:table-cell office:value-type="string" table:number-columns-spanned="9" table:number-rows-spanned="1" table:style-name="ce13">
            <text:p>סיפור לקוח: תשלום עבור הזמנה של לקוח רגיל<text:s/></text:p>
          </table:table-cell>
          <table:covered-table-cell table:number-columns-repeated="8"/>
          <table:table-cell table:style-name="ce8"/>
          <table:table-cell table:number-columns-repeated="16374"/>
        </table:table-row>
        <table:table-row table:style-name="ro7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9">
            <text:p>בדיקת ביצוע תשלום באשראי והוצאת קבלה</text:p>
          </table:table-cell>
          <table:table-cell office:value-type="string" table:style-name="ce9">
            <text:p>לבדוק שהמערכת מקבלת תשלום אשראי באופן תקין</text:p>
          </table:table-cell>
          <table:table-cell office:value-type="string" table:style-name="ce1">
            <text:p>תומר</text:p>
          </table:table-cell>
          <table:table-cell office:value-type="string" table:style-name="ce9">
            <text:p>לקוח רגיל וקבוצת פריטים לא ריקה בקליטת במסך קליטת ההזמנה</text:p>
          </table:table-cell>
          <table:table-cell office:value-type="string" table:style-name="ce4">
            <text:p>1) go to stock management website</text:p>
            <text:p>2) log in using the next credentials:</text:p>
            <text:p>user name:elior98</text:p>
            <text:p>password:81132411</text:p>
            <text:p>3) click the main menu</text:p>
            <text:p>4) click the new order reception button</text:p>
            <text:p>5) add items</text:p>
            <text:p>6) swipe the customer's credit card</text:p>
            <text:p>7) check that the relevant account credited and invoice issued</text:p>
            <text:p/>
          </table:table-cell>
          <table:table-cell office:value-type="string" table:style-name="ce7">
            <text:p>1) stock management website opens</text:p>
            <text:p>2) logged in</text:p>
            <text:p>3) main menu opens</text:p>
            <text:p>4) order reception form opens</text:p>
            <text:p>5) items added</text:p>
            <text:p>6) credit card swiped through card scanner</text:p>
            <text:p>7) relevant account credited and invoice issued</text:p>
            <text:p/>
          </table:table-cell>
          <table:table-cell office:value-type="string" table:style-name="ce1">
            <text:p>passed</text:p>
          </table:table-cell>
          <table:table-cell table:number-columns-repeated="16375" table:style-name="ce1"/>
        </table:table-row>
        <table:table-row table:style-name="ro8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9">
            <text:p>בדיקת רשומה עבור הזמנה כולל משלוח</text:p>
          </table:table-cell>
          <table:table-cell office:value-type="string" table:style-name="ce9">
            <text:p>לבדוק שהמערכת מזינה ברשומה באופן תקין את מרכיבי התשלום ( מחיר עבור כל פריט, מחיר משלוח , וסה"כ לתשלום)</text:p>
          </table:table-cell>
          <table:table-cell office:value-type="string" table:style-name="ce1">
            <text:p>תומר</text:p>
          </table:table-cell>
          <table:table-cell office:value-type="string" table:style-name="ce9">
            <text:p>לקוח רגיל והזמנה כולל משלוח</text:p>
          </table:table-cell>
          <table:table-cell office:value-type="string" table:style-name="ce4">
            <text:p>1) go to stock management website</text:p>
            <text:p>2) log in using the next credentials:</text:p>
            <text:p>user name:elior98</text:p>
            <text:p>password:81132411</text:p>
            <text:p>3) click the main menu</text:p>
            <text:p>4) click the new order reception button</text:p>
            <text:p>5) add items</text:p>
            <text:p>6) charge the customer</text:p>
            <text:p>7) look at the registered record and make sure it contains: payment for items, delievery cost and total cost</text:p>
            <text:p/>
          </table:table-cell>
          <table:table-cell office:value-type="string" table:style-name="ce7">
            <text:p>1) stock management website opens</text:p>
            <text:p>2) logged in</text:p>
            <text:p>3) main menu opens</text:p>
            <text:p>4) order reception form opens</text:p>
            <text:p>5) items added</text:p>
            <text:p>6) credit card swiped through card scanner</text:p>
            <text:p>7) all the relevant components are shown in the registered record</text:p>
            <text:p/>
          </table:table-cell>
          <table:table-cell office:value-type="string" table:style-name="ce1">
            <text:p>failed</text:p>
          </table:table-cell>
          <table:table-cell office:value-type="float" office:value="1999" table:style-name="ce1">
            <text:p>1999</text:p>
          </table:table-cell>
          <table:table-cell table:number-columns-repeated="16374"/>
        </table:table-row>
        <table:table-row table:style-name="ro1">
          <table:table-cell office:value-type="string" table:number-columns-spanned="10" table:number-rows-spanned="1" table:style-name="ce14">
            <text:p>סיפור לקוח: בדיקת הסבת נתוני לקוחות רגילים ומאגר פריטים</text:p>
          </table:table-cell>
          <table:covered-table-cell table:number-columns-repeated="9"/>
          <table:table-cell table:number-columns-repeated="16374"/>
        </table:table-row>
        <table:table-row table:style-name="ro9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9">
            <text:p>בדיקת שהסבת נתונים של מאגר הפריטים בוצעה בהצלחה</text:p>
          </table:table-cell>
          <table:table-cell office:value-type="string" table:style-name="ce9">
            <text:p>לבדוק שהמערכת מתקשרת באופן תקין עם ה database</text:p>
          </table:table-cell>
          <table:table-cell office:value-type="string" table:style-name="ce1">
            <text:p>תומר</text:p>
          </table:table-cell>
          <table:table-cell table:style-name="ce1"/>
          <table:table-cell office:value-type="string" table:style-name="ce4">
            <text:p>1) go to stock management website</text:p>
            <text:p>2) log in using the next credentials:</text:p>
            <text:p>user name:elior98</text:p>
            <text:p>password:81132411</text:p>
            <text:p>3) click the main menu</text:p>
            <text:p>4) check the quantity recorded for each item using the items query feature</text:p>
            <text:p/>
          </table:table-cell>
          <table:table-cell office:value-type="string" table:style-name="ce7">
            <text:p>1) stock management website opens</text:p>
            <text:p>2) logged in</text:p>
            <text:p>3) main menu opens</text:p>
            <text:p>4) quantity of items recorded matches the numbers stated in the old system</text:p>
            <text:p/>
            <text:p/>
          </table:table-cell>
          <table:table-cell office:value-type="string" table:style-name="ce1">
            <text:p>passed</text:p>
          </table:table-cell>
          <table:table-cell table:number-columns-repeated="16375" table:style-name="ce1"/>
        </table:table-row>
        <table:table-row table:style-name="ro1">
          <table:table-cell office:value-type="string" table:number-columns-spanned="10" table:number-rows-spanned="1" table:style-name="ce13">
            <text:p>סיפור לקוח: <text:s/>עדכון הזמנה קבועה<text:s/></text:p>
          </table:table-cell>
          <table:covered-table-cell table:number-columns-repeated="9"/>
          <table:table-cell table:number-columns-repeated="16374"/>
        </table:table-row>
        <table:table-row table:style-name="ro10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9">
            <text:p>בדיקה שלילית שלא ניתן לעדכן מספר הזמנה קבועה</text:p>
          </table:table-cell>
          <table:table-cell office:value-type="string" table:style-name="ce9">
            <text:p>לבדוק שהמערכת מעבירה נכשלת באופן תקין בהתאם לאפיונה</text:p>
          </table:table-cell>
          <table:table-cell office:value-type="string" table:style-name="ce1">
            <text:p>תומר</text:p>
          </table:table-cell>
          <table:table-cell office:value-type="string" table:style-name="ce1">
            <text:p>לקוח קבוע</text:p>
          </table:table-cell>
          <table:table-cell office:value-type="string" table:style-name="ce4">
            <text:p>1) go to stock management website</text:p>
            <text:p>2) log in using the next credentials:</text:p>
            <text:p>user name:elior98</text:p>
            <text:p>password:81132411</text:p>
            <text:p>3) click the main menu</text:p>
            <text:p>4) click the regular cutstomer handling button</text:p>
            <text:p>5) click the "add a new regular order form"</text:p>
            <text:p>6) fill in a new regular order form and submit</text:p>
            <text:p>7) try to change the order number you have just submitted and click update</text:p>
            <text:p/>
          </table:table-cell>
          <table:table-cell office:value-type="string" table:style-name="ce7">
            <text:p>1) stock management website opens</text:p>
            <text:p>2) logged in</text:p>
            <text:p>3) main menu opens</text:p>
            <text:p>4) regular customer handling droplist is shown</text:p>
            <text:p>5) new regular order form page opens</text:p>
            <text:p>6) a new regular order form submitted</text:p>
            <text:p>7) order number failed to change</text:p>
            <text:p/>
            <text:p/>
          </table:table-cell>
          <table:table-cell office:value-type="string" table:style-name="ce1">
            <text:p>passed</text:p>
          </table:table-cell>
          <table:table-cell table:number-columns-repeated="16375" table:style-name="ce1"/>
        </table:table-row>
        <table:table-row table:style-name="ro1">
          <table:table-cell office:value-type="string" table:number-columns-spanned="10" table:number-rows-spanned="1" table:style-name="ce13">
            <text:p>סיפור לקוח: קליטת הזמנה קבועה חדשה</text:p>
          </table:table-cell>
          <table:covered-table-cell table:number-columns-repeated="9"/>
          <table:table-cell table:number-columns-repeated="16374"/>
        </table:table-row>
        <table:table-row table:style-name="ro10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2">
            <text:p>בדיקה שלילת שלא ניתן להוסיף הזמנה קבועה ללקוח קיים בסטטוס לא פעיל</text:p>
          </table:table-cell>
          <table:table-cell office:value-type="string" table:style-name="ce9">
            <text:p>לבדוק שהמערכת מעבירה נכשלת באופן תקין בהתאם לאפיונה</text:p>
          </table:table-cell>
          <table:table-cell office:value-type="string" table:style-name="ce1">
            <text:p>תומר</text:p>
          </table:table-cell>
          <table:table-cell office:value-type="string" table:style-name="ce1">
            <text:p>לקוח קבוע בסטטוס לא פעיל</text:p>
          </table:table-cell>
          <table:table-cell office:value-type="string" table:style-name="ce4">
            <text:p>1) go to stock management website</text:p>
            <text:p>2) log in using the next credentials:</text:p>
            <text:p>user name:elior98</text:p>
            <text:p>password:81132411</text:p>
            <text:p>3) click the main menu</text:p>
            <text:p>4) click the regular cutstomer handling button</text:p>
            <text:p>5) go to regular order submission page</text:p>
            <text:p>6) insert an order number <text:s/>that belongs to a regular customer with a "frozen" status and click enter</text:p>
            <text:p>7) try to add a new regular order</text:p>
            <text:p/>
          </table:table-cell>
          <table:table-cell office:value-type="string" table:style-name="ce7">
            <text:p>1) stock management website opens</text:p>
            <text:p>2) logged in</text:p>
            <text:p>3) main menu opens</text:p>
            <text:p>4) regular customer handling droplist is shown</text:p>
            <text:p>5) regular order submission page opens</text:p>
            <text:p>6) regular order number inserted and its details are shown on the screen</text:p>
            <text:p>7) adding failed</text:p>
            <text:p/>
            <text:p/>
          </table:table-cell>
          <table:table-cell office:value-type="string" table:style-name="ce1">
            <text:p>passed</text:p>
          </table:table-cell>
          <table:table-cell table:number-columns-repeated="16375" table:style-name="ce1"/>
        </table:table-row>
        <table:table-row table:style-name="ro1">
          <table:table-cell office:value-type="string" table:number-columns-spanned="10" table:number-rows-spanned="1" table:style-name="ce13">
            <text:p>סיפור לקוח: עדכון פרטי לקוח קבוע</text:p>
          </table:table-cell>
          <table:covered-table-cell table:number-columns-repeated="9"/>
          <table:table-cell table:number-columns-repeated="16374"/>
        </table:table-row>
        <table:table-row table:style-name="ro11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2">
            <text:p><text:s/>בדיקה חיובית שניתן לעדכן פרטי לקוח קבוע</text:p>
          </table:table-cell>
          <table:table-cell office:value-type="string" table:style-name="ce2">
            <text:p>לבדוק את פונקציונאליות המערכת</text:p>
          </table:table-cell>
          <table:table-cell office:value-type="string" table:style-name="ce1">
            <text:p>אליאור</text:p>
          </table:table-cell>
          <table:table-cell office:value-type="string" table:style-name="ce1">
            <text:p>לקוח קבוע</text:p>
          </table:table-cell>
          <table:table-cell office:value-type="string" table:style-name="ce4">
            <text:p>1) go to stock management website</text:p>
            <text:p>2) log in using the next credentials:</text:p>
            <text:p>user name:elior98</text:p>
            <text:p>password:81132411</text:p>
            <text:p>3) click the main menu</text:p>
            <text:p>4) click the regular cutstomer handling button</text:p>
            <text:p>5) go to regular customer details update page and insert a regular customer's ID to see further details</text:p>
            <text:p>6) change the details and click update</text:p>
            <text:p>7) make sure that the details really changed on the database</text:p>
            <text:p/>
          </table:table-cell>
          <table:table-cell office:value-type="string" table:style-name="ce7">
            <text:p>1) stock management website opens</text:p>
            <text:p>2) logged in</text:p>
            <text:p>3) main menu opens</text:p>
            <text:p>4) regular customer handling droplist is shown</text:p>
            <text:p>5) regular customer details update page opens with the details of a regular customer</text:p>
            <text:p>6) details changed and a pop up shown on the screen saying your request executed successfully</text:p>
            <text:p>7) database changed correspondingly</text:p>
            <text:p/>
            <text:p/>
          </table:table-cell>
          <table:table-cell office:value-type="string" table:style-name="ce1">
            <text:p>passed</text:p>
          </table:table-cell>
          <table:table-cell table:number-columns-repeated="16375" table:style-name="ce1"/>
        </table:table-row>
        <table:table-row table:style-name="ro8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2">
            <text:p>בדיקה שלילית שלא ניתן לשנות סטטוס לקוח ממוקפא לפעיל כאשר הסיבה היא אינה חריגה ממסגרת אשראי</text:p>
          </table:table-cell>
          <table:table-cell office:value-type="string" table:style-name="ce2">
            <text:p>לבדוק שהמערכת נכשלת באופן תקין בהתאם לאפיונה</text:p>
          </table:table-cell>
          <table:table-cell office:value-type="string" table:style-name="ce1">
            <text:p>אליאור</text:p>
          </table:table-cell>
          <table:table-cell office:value-type="string" table:style-name="ce2">
            <text:p>לקוח קבוע בסטטוס מוקפא ללא חריגה ממסגרת אשראי</text:p>
          </table:table-cell>
          <table:table-cell office:value-type="string" table:style-name="ce4">
            <text:p>1) go to stock management website</text:p>
            <text:p>2) log in using the next credentials:</text:p>
            <text:p>user name:elior98</text:p>
            <text:p>password:81132411</text:p>
            <text:p>3) click the main menu</text:p>
            <text:p>4) click the regular cutstomer handling button</text:p>
            <text:p>5) go to regular customer details update page and insert a regular customer's ID with a frozen status and click enter to show further data. note that this customer does not exceed his credit limit.</text:p>
            <text:p>6)try to change the customer status from frozen to active</text:p>
            <text:p/>
          </table:table-cell>
          <table:table-cell office:value-type="string" table:style-name="ce7">
            <text:p>1) stock management website opens</text:p>
            <text:p>2) logged in</text:p>
            <text:p>3) main menu opens</text:p>
            <text:p>4) regular customer handling droplist is shown</text:p>
            <text:p>5) regular customer details update page opens with the details of a regular customer</text:p>
            <text:p>6) status change failed</text:p>
            <text:p/>
            <text:p/>
          </table:table-cell>
          <table:table-cell office:value-type="string" table:style-name="ce1">
            <text:p>passed</text:p>
          </table:table-cell>
          <table:table-cell table:number-columns-repeated="16375" table:style-name="ce1"/>
        </table:table-row>
        <table:table-row table:style-name="ro1">
          <table:table-cell office:value-type="string" table:number-columns-spanned="10" table:number-rows-spanned="1" table:style-name="ce13">
            <text:p>סיפור לקוח: ביטול הזמנה קבועה</text:p>
          </table:table-cell>
          <table:covered-table-cell table:number-columns-repeated="9"/>
          <table:table-cell table:number-columns-repeated="16374"/>
        </table:table-row>
        <table:table-row table:style-name="ro12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9">
            <text:p>בדיקה שביטול הזמנה קבועה מעדכנת את שדה כמות להזמנות קבועות במאגר הפריטים</text:p>
          </table:table-cell>
          <table:table-cell office:value-type="string" table:style-name="ce9">
            <text:p>לבדוק פונקציונאליות של המערכת על מנת לאפשר ללקוחות נוספים לרכוש מוצרים</text:p>
          </table:table-cell>
          <table:table-cell office:value-type="string" table:style-name="ce1">
            <text:p>אליאור</text:p>
          </table:table-cell>
          <table:table-cell office:value-type="string" table:style-name="ce1">
            <text:p>הזמנה קבועה</text:p>
          </table:table-cell>
          <table:table-cell office:value-type="string" table:style-name="ce4">
            <text:p>1) go to stock management website</text:p>
            <text:p>2) log in using the next credentials:</text:p>
            <text:p>user name:elior98</text:p>
            <text:p>password:81132411</text:p>
            <text:p>3) click the main menu</text:p>
            <text:p>4) click the regular cutstomer handling button</text:p>
            <text:p>5) go to regular order update page , insert a regular order number and click enter to see further information</text:p>
            <text:p>6) change the regular order status to cancelled and submit</text:p>
            <text:p>7) make sure that the quantity of regular order items changed correspondingly the items being cancelled using the items query feature</text:p>
            <text:p/>
          </table:table-cell>
          <table:table-cell office:value-type="string" table:style-name="ce7">
            <text:p>1) stock management website opens</text:p>
            <text:p>2) logged in</text:p>
            <text:p>3) main menu opens</text:p>
            <text:p>4) regular customer handling droplist is shown</text:p>
            <text:p>5) regular order update page opens with relevant details</text:p>
            <text:p>6)regular order status changed and submitted</text:p>
            <text:p>7) figures synchronized sucessfully on the items query</text:p>
            <text:p/>
            <text:p/>
          </table:table-cell>
          <table:table-cell office:value-type="string" table:style-name="ce1">
            <text:p>passed</text:p>
          </table:table-cell>
          <table:table-cell table:number-columns-repeated="16375" table:style-name="ce1"/>
        </table:table-row>
        <table:table-row table:style-name="ro1">
          <table:table-cell office:value-type="string" table:number-columns-spanned="9" table:number-rows-spanned="1" table:style-name="ce13">
            <text:p>סיפור לקוח: תשלום עבור הזמנה קבועה</text:p>
          </table:table-cell>
          <table:covered-table-cell table:number-columns-repeated="8"/>
          <table:table-cell table:style-name="ce8"/>
          <table:table-cell table:number-columns-repeated="16374"/>
        </table:table-row>
        <table:table-row table:style-name="ro13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9">
            <text:p>בדיקה שהמערכת מעדכנת סטטוס לקוחות קבועים למוקפאים במקרה של חריגה מאשראי</text:p>
          </table:table-cell>
          <table:table-cell office:value-type="string" table:style-name="ce9">
            <text:p>לבדוק שהמערכת מאתרת ומזהה לקוחות פוטנציאלים שעלולים ליצור חובות לא פרועים</text:p>
          </table:table-cell>
          <table:table-cell office:value-type="string" table:style-name="ce1">
            <text:p>אליאור</text:p>
          </table:table-cell>
          <table:table-cell office:value-type="string" table:style-name="ce6">
            <text:p>הזמנה קבועה של לקוח עם חריגת אשראי</text:p>
          </table:table-cell>
          <table:table-cell office:value-type="string" table:style-name="ce10">
            <text:p>ביצוע אוטומטי- קובץ batch</text:p>
          </table:table-cell>
          <table:table-cell office:value-type="string" table:style-name="ce11">
            <text:p>המערכת תאתר את כל הלקוחות הקבועים עם חריגות אשראי ע"י שינוי הסטטוס שלהם למוקפא</text:p>
          </table:table-cell>
          <table:table-cell office:value-type="string" table:style-name="ce1">
            <text:p>passed</text:p>
          </table:table-cell>
          <table:table-cell table:number-columns-repeated="16375" table:style-name="ce1"/>
        </table:table-row>
        <table:table-row table:style-name="ro1">
          <table:table-cell office:value-type="string" table:number-columns-spanned="10" table:number-rows-spanned="1" table:style-name="ce13">
            <text:p>סיפור לקוח: קליטת לקוח קבוע חדש</text:p>
          </table:table-cell>
          <table:covered-table-cell table:number-columns-repeated="9"/>
          <table:table-cell table:number-columns-repeated="16374"/>
        </table:table-row>
        <table:table-row table:style-name="ro14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2">
            <text:p>בדיקה שהמערכת לא מאפשרת "כפילות" לקוחות</text:p>
          </table:table-cell>
          <table:table-cell office:value-type="string" table:style-name="ce2">
            <text:p>לבדוק שהמערכת נשארת איתנה במצבים לא צפויים ומקפיצה הודעת שגיאה מתאימה</text:p>
          </table:table-cell>
          <table:table-cell office:value-type="string" table:style-name="ce1">
            <text:p>אליאור</text:p>
          </table:table-cell>
          <table:table-cell office:value-type="string" table:style-name="ce2">
            <text:p>לקוח שמנסה להרשם עם פרטים של לקוח קבוע קיים</text:p>
          </table:table-cell>
          <table:table-cell office:value-type="string" table:style-name="ce4">
            <text:p>1) go to stock management website</text:p>
            <text:p>2) log in using the next credentials:</text:p>
            <text:p>user name:elior98</text:p>
            <text:p>password:81132411</text:p>
            <text:p>3) click the main menu</text:p>
            <text:p>4) click the regular cutstomer handling button</text:p>
            <text:p>5) go to add a new regular customer page</text:p>
            <text:p>6) fill in an ID number (key field) of an existent regular customer and the other spaces and print screen</text:p>
            <text:p/>
          </table:table-cell>
          <table:table-cell office:value-type="string" table:style-name="ce7">
            <text:p>1) stock management website opens</text:p>
            <text:p>2) logged in</text:p>
            <text:p>3) main menu opens</text:p>
            <text:p>4) regular customer handling droplist is shown</text:p>
            <text:p>5) add a new regular customer page opens</text:p>
            <text:p>6) spaces filled and screen printed</text:p>
            <text:p/>
          </table:table-cell>
          <table:table-cell office:value-type="string" table:style-name="ce1">
            <text:p>תלוי באפיון (חסר)</text:p>
          </table:table-cell>
          <table:table-cell table:number-columns-repeated="16375" table:style-name="ce1"/>
        </table:table-row>
        <table:table-row table:style-name="ro1">
          <table:table-cell office:value-type="string" table:number-columns-spanned="10" table:number-rows-spanned="1" table:style-name="ce13">
            <text:p>סיפור לקוח: צפייה בתאריכי הזמנה לרבעון האחרון (android only)</text:p>
          </table:table-cell>
          <table:covered-table-cell table:number-columns-repeated="9"/>
          <table:table-cell table:number-columns-repeated="16374"/>
        </table:table-row>
        <table:table-row table:style-name="ro15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2">
            <text:p>בדיקה שהמערכת מאפשרת ללקוחות קבועים לצפות בתאריכי הזמנה לרבעון האחרון</text:p>
          </table:table-cell>
          <table:table-cell office:value-type="string" table:style-name="ce2">
            <text:p>לבדוק התאמת דרישות המערכת ללקוח</text:p>
          </table:table-cell>
          <table:table-cell office:value-type="string" table:style-name="ce1">
            <text:p>אליאור</text:p>
          </table:table-cell>
          <table:table-cell office:value-type="string" table:style-name="ce2">
            <text:p>לקוח קבוע עם מספר לקוח, קוד סודי ומכשיר סלולארי עליו מושתת מערכה הפעלה אנדרואיד</text:p>
          </table:table-cell>
          <table:table-cell office:value-type="string" table:style-name="ce4">
            <text:p>1) open the stock management app on your phone</text:p>
            <text:p>2)log in using the next credentials:</text:p>
            <text:p>PIN=81132411</text:p>
            <text:p>customer ID=318381621</text:p>
            <text:p>3) go to view my orders within the last 3 months</text:p>
            <text:p>4)make sure all the orders placed by the customer are shown there</text:p>
            <text:p/>
            <text:p/>
            <text:p/>
          </table:table-cell>
          <table:table-cell office:value-type="string" table:style-name="ce7">
            <text:p>1) stock management app opens</text:p>
            <text:p>2)access granted</text:p>
            <text:p>3)my order within the last 3 months tab opens</text:p>
            <text:p>4) all orders placed within that period are listed</text:p>
            <text:p/>
          </table:table-cell>
          <table:table-cell office:value-type="string" table:style-name="ce1">
            <text:p>passed</text:p>
          </table:table-cell>
          <table:table-cell table:number-columns-repeated="16375" table:style-name="ce1"/>
        </table:table-row>
        <table:table-row table:style-name="ro1">
          <table:table-cell table:style-name="ce8"/>
          <table:table-cell office:value-type="string" table:number-columns-spanned="9" table:number-rows-spanned="1" table:style-name="ce14">
            <text:p>סיפור לקוח: צפייה בתאריכי משלוח עתידיים (android only)</text:p>
          </table:table-cell>
          <table:covered-table-cell table:number-columns-repeated="8"/>
          <table:table-cell table:number-columns-repeated="16374"/>
        </table:table-row>
        <table:table-row table:style-name="ro16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2">
            <text:p>בדיקה שהמערכת מאפשרת ללקוחות קבועים לצפות בתאריכי משלוח עתידיים</text:p>
          </table:table-cell>
          <table:table-cell office:value-type="string" table:style-name="ce7">
            <text:p>לבדוק את פונקציונאליות המערכת והתאמה לדרישות משתמש קצה</text:p>
          </table:table-cell>
          <table:table-cell office:value-type="string" table:style-name="ce1">
            <text:p>אליאור</text:p>
          </table:table-cell>
          <table:table-cell office:value-type="string" table:style-name="ce2">
            <text:p>לקוח קבוע עם מספר לקוח, קוד סודי ומכשיר סלולארי עליו מושתת מערכה הפעלה אנדרואיד</text:p>
          </table:table-cell>
          <table:table-cell office:value-type="string" table:style-name="ce4">
            <text:p>1) open the stock management app on your phone</text:p>
            <text:p>2)log in using the next credentials:</text:p>
            <text:p>PIN=81132411</text:p>
            <text:p>customer ID=318381621</text:p>
            <text:p>3) go to view my next delieveries page and print screen</text:p>
            <text:p/>
            <text:p/>
            <text:p/>
            <text:p/>
          </table:table-cell>
          <table:table-cell office:value-type="string" table:style-name="ce7">
            <text:p>1) stock management app opens</text:p>
            <text:p>2)access granted</text:p>
            <text:p>3)my next delieveries page opens and screen printed</text:p>
            <text:p/>
          </table:table-cell>
          <table:table-cell office:value-type="string" table:style-name="ce1">
            <text:p>תלוי באפיון (חסר)</text:p>
          </table:table-cell>
          <table:table-cell table:number-columns-repeated="16375" table:style-name="ce1"/>
        </table:table-row>
        <table:table-row table:style-name="ro1">
          <table:table-cell table:style-name="ce8"/>
          <table:table-cell office:value-type="string" table:number-columns-spanned="9" table:number-rows-spanned="1" table:style-name="ce13">
            <text:p>סיפור לקוח:צפייה בכלל החשבונות שהופקו בשנה האחרונה (android only)</text:p>
          </table:table-cell>
          <table:covered-table-cell table:number-columns-repeated="8"/>
          <table:table-cell table:number-columns-repeated="16374"/>
        </table:table-row>
        <table:table-row table:style-name="ro17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2">
            <text:p>בדיקה שהמערכת מאפשרת ללקוחות קבועים לצפות בחשבונות שהופקו בשנה האחרונה</text:p>
          </table:table-cell>
          <table:table-cell office:value-type="string" table:style-name="ce7">
            <text:p>לבדוק את פונקציונאליות המערכת והתאמה לדרישות משתמש קצה</text:p>
          </table:table-cell>
          <table:table-cell office:value-type="string" table:style-name="ce1">
            <text:p>אליאור</text:p>
          </table:table-cell>
          <table:table-cell office:value-type="string" table:style-name="ce2">
            <text:p>לקוח קבוע עם מספר לקוח, קוד סודי ומכשיר סלולארי עליו מושתת מערכה הפעלה אנדרואיד</text:p>
          </table:table-cell>
          <table:table-cell office:value-type="string" table:style-name="ce4">
            <text:p>1) open the stock management app on your phone</text:p>
            <text:p>2)log in using the next credentials:</text:p>
            <text:p>PIN=81132411</text:p>
            <text:p>customer ID=318381621</text:p>
            <text:p>3) go to view my charges within the last year</text:p>
            <text:p>4) make sure all the charges for the relevant customer are listed within the stated period</text:p>
            <text:p/>
            <text:p/>
            <text:p/>
            <text:p/>
          </table:table-cell>
          <table:table-cell office:value-type="string" table:style-name="ce7">
            <text:p>1) stock management app opens</text:p>
            <text:p>2)access granted</text:p>
            <text:p>3)my charges within the last year page opens</text:p>
            <text:p>4) all chrages within the stated period are listed</text:p>
            <text:p/>
          </table:table-cell>
          <table:table-cell office:value-type="string" table:style-name="ce1">
            <text:p>passed</text:p>
          </table:table-cell>
          <table:table-cell table:number-columns-repeated="16375" table:style-name="ce1"/>
        </table:table-row>
        <table:table-row table:style-name="ro1">
          <table:table-cell office:value-type="string" table:number-columns-spanned="10" table:number-rows-spanned="1" table:style-name="ce13">
            <text:p>סיפור לקוח: הסבת נתוני לקוחות קבועים</text:p>
          </table:table-cell>
          <table:covered-table-cell table:number-columns-repeated="9"/>
          <table:table-cell table:number-columns-repeated="16374"/>
        </table:table-row>
        <table:table-row table:style-name="ro3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9">
            <text:p>בדיקת שהסבת נתוני ההזמנות הקבועות של הלקוחות הקבועים בוצעה בהצלחה</text:p>
          </table:table-cell>
          <table:table-cell office:value-type="string" table:style-name="ce9">
            <text:p>לבדוק שהמערכת מתקשרת באופן תקין עם ה database</text:p>
          </table:table-cell>
          <table:table-cell office:value-type="string" table:style-name="ce1">
            <text:p>אליאור</text:p>
          </table:table-cell>
          <table:table-cell table:style-name="ce1"/>
          <table:table-cell office:value-type="string" table:style-name="ce4">
            <text:p>1) go to stock management website</text:p>
            <text:p>2) log in using the next credentials:</text:p>
            <text:p>user name:elior98</text:p>
            <text:p>password:81132411</text:p>
            <text:p>3) click the main menu</text:p>
            <text:p>4) using the regular customer handling feature, check for each customer his regular orders by entering his ID number</text:p>
            <text:p>5) compare the orders to their counterparts in the old system</text:p>
            <text:p/>
          </table:table-cell>
          <table:table-cell office:value-type="string" table:style-name="ce7">
            <text:p>1) stock management app opens</text:p>
            <text:p>2)access granted</text:p>
            <text:p>3)main menu page Is shown</text:p>
            <text:p>4) ID numbers entered into the ID field using the regular customer handling feature, one by one.</text:p>
            <text:p>5) regular orders listed in the new system are equivalent to their counterparts.</text:p>
            <text:p/>
          </table:table-cell>
          <table:table-cell office:value-type="string" table:style-name="ce1">
            <text:p>passed</text:p>
          </table:table-cell>
          <table:table-cell table:number-columns-repeated="16375" table:style-name="ce1"/>
        </table:table-row>
        <table:table-row table:style-name="ro1">
          <table:table-cell office:value-type="string" table:number-columns-spanned="10" table:number-rows-spanned="1" table:style-name="ce13">
            <text:p>סיפור לקוח: אנשי המכירות והרשאותיהם</text:p>
          </table:table-cell>
          <table:covered-table-cell table:number-columns-repeated="9"/>
          <table:table-cell table:number-columns-repeated="16374"/>
        </table:table-row>
        <table:table-row table:style-name="ro15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2">
            <text:p>בדיקה חיובית של קליטת הזמנות רגילות</text:p>
          </table:table-cell>
          <table:table-cell office:value-type="string" table:style-name="ce2">
            <text:p>לבדוק את פונקציונאליות המערכת</text:p>
          </table:table-cell>
          <table:table-cell office:value-type="string" table:style-name="ce1">
            <text:p>אליאור</text:p>
          </table:table-cell>
          <table:table-cell office:value-type="string" table:style-name="ce1">
            <text:p>לקוח רגיל</text:p>
          </table:table-cell>
          <table:table-cell office:value-type="string" table:style-name="ce4">
            <text:p>1) go to stock management website</text:p>
            <text:p>2) log in using the next credentials:</text:p>
            <text:p>user name:salesman123</text:p>
            <text:p>password:81132411</text:p>
            <text:p>3) click the main menu</text:p>
            <text:p>4) click the new order reception button</text:p>
            <text:p>5) fill in all spaces and submit</text:p>
            <text:p/>
          </table:table-cell>
          <table:table-cell office:value-type="string" table:style-name="ce7">
            <text:p>1) stock management app opens</text:p>
            <text:p>2)access granted</text:p>
            <text:p>3)main menu page Is shown</text:p>
            <text:p>4) new order reception form is shwon</text:p>
            <text:p>5) form submitted sucessfully, order ID and delievery code assigned.</text:p>
            <text:p/>
          </table:table-cell>
          <table:table-cell office:value-type="string" table:style-name="ce1">
            <text:p>passed</text:p>
          </table:table-cell>
          <table:table-cell table:number-columns-repeated="16375" table:style-name="ce1"/>
        </table:table-row>
        <table:table-row table:style-name="ro18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7">
            <text:p>בדיקה שלילית של איש מכירות שמנסה לקלוט לקוח קבוע</text:p>
          </table:table-cell>
          <table:table-cell office:value-type="string" table:style-name="ce7">
            <text:p>לבדוק שהמערכת נכשלת באופן תקין בהתאם לאפיונה. לבדוק את תקינות ההרשאות</text:p>
          </table:table-cell>
          <table:table-cell office:value-type="string" table:style-name="ce1">
            <text:p>אליאור</text:p>
          </table:table-cell>
          <table:table-cell office:value-type="string" table:style-name="ce1">
            <text:p>לקוח קבוע</text:p>
          </table:table-cell>
          <table:table-cell office:value-type="string" table:style-name="ce4">
            <text:p>1) go to stock management website</text:p>
            <text:p>2) log in using the next credentials:</text:p>
            <text:p>user name:salesman123</text:p>
            <text:p>password:81132411</text:p>
            <text:p>3) click the main menu</text:p>
            <text:p>4) try to click the add a new regular customer button</text:p>
            <text:p/>
          </table:table-cell>
          <table:table-cell office:value-type="string" table:style-name="ce7">
            <text:p>1) stock management app opens</text:p>
            <text:p>2)access granted</text:p>
            <text:p>3)main menu page Is shown</text:p>
            <text:p>4) button is grey and access denied</text:p>
            <text:p/>
          </table:table-cell>
          <table:table-cell office:value-type="string" table:style-name="ce1">
            <text:p>passed</text:p>
          </table:table-cell>
          <table:table-cell table:number-columns-repeated="16375" table:style-name="ce1"/>
        </table:table-row>
        <table:table-row table:style-name="ro19"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2">
            <text:p>בדיקת GUI למסך כניסה לוגאין עבור אנשי מכירות</text:p>
          </table:table-cell>
          <table:table-cell office:value-type="string" table:style-name="ce2">
            <text:p>לבדוק שבעת הזנה שדה הסיסמא מוסתר בכוכבית לשם אבטחת המידע</text:p>
          </table:table-cell>
          <table:table-cell office:value-type="string" table:style-name="ce1">
            <text:p>אליאור</text:p>
          </table:table-cell>
          <table:table-cell table:style-name="ce1"/>
          <table:table-cell office:value-type="string" table:style-name="ce4">
            <text:p>1) go to stock management website</text:p>
            <text:p>2) log in using the next credentials:</text:p>
            <text:p>user name:salesman123</text:p>
            <text:p>password:81132411</text:p>
            <text:p>3) make sure the password is displayed as stars</text:p>
            <text:p/>
          </table:table-cell>
          <table:table-cell office:value-type="string" table:style-name="ce7">
            <text:p>1) stock management app opens</text:p>
            <text:p>2)access granted</text:p>
            <text:p>3)password displayed as stars</text:p>
            <text:p/>
          </table:table-cell>
          <table:table-cell office:value-type="string" table:style-name="ce1">
            <text:p>passed</text:p>
          </table:table-cell>
          <table:table-cell table:number-columns-repeated="16375" table:style-name="ce1"/>
        </table:table-row>
        <table:table-row table:style-name="ro1">
          <table:table-cell office:value-type="string" table:number-columns-spanned="10" table:number-rows-spanned="1" table:style-name="ce13">
            <text:p>סיפור לקוח: אנשי משרד והרשאותיהם</text:p>
          </table:table-cell>
          <table:covered-table-cell table:number-columns-repeated="9"/>
          <table:table-cell table:number-columns-repeated="16374"/>
        </table:table-row>
        <table:table-row table:style-name="ro20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2">
            <text:p>בדיקה שלילית של אנשי משרד המנסים לקלוט הזמנות רגילות</text:p>
          </table:table-cell>
          <table:table-cell office:value-type="string" table:style-name="ce1">
            <text:p>בדיקת הרשאות</text:p>
          </table:table-cell>
          <table:table-cell office:value-type="string" table:style-name="ce1">
            <text:p>אליאור</text:p>
          </table:table-cell>
          <table:table-cell table:style-name="ce1"/>
          <table:table-cell office:value-type="string" table:style-name="ce4">
            <text:p>1) go to stock management website</text:p>
            <text:p>2) log in using the next credentials:</text:p>
            <text:p>user name:officer123</text:p>
            <text:p>password:81132411</text:p>
            <text:p>3) click the main menu</text:p>
            <text:p>4) try to click the ordinary customer handling button</text:p>
          </table:table-cell>
          <table:table-cell office:value-type="string" table:style-name="ce7">
            <text:p>1) stock management app opens</text:p>
            <text:p>2)access granted</text:p>
            <text:p>3)main menu page Is shown</text:p>
            <text:p>4) button is grey and access denied</text:p>
            <text:p/>
          </table:table-cell>
          <table:table-cell office:value-type="string" table:style-name="ce1">
            <text:p>passed</text:p>
          </table:table-cell>
          <table:table-cell table:number-columns-repeated="16375" table:style-name="ce1"/>
        </table:table-row>
        <table:table-row table:style-name="ro21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2">
            <text:p>בדיקה חיובית של אנשי משרד המנסים לקלוט לקוח קבוע</text:p>
          </table:table-cell>
          <table:table-cell office:value-type="string" table:style-name="ce1">
            <text:p>בדיקת פונקציונאליות</text:p>
          </table:table-cell>
          <table:table-cell office:value-type="string" table:style-name="ce1">
            <text:p>אליאור</text:p>
          </table:table-cell>
          <table:table-cell table:style-name="ce1"/>
          <table:table-cell office:value-type="string" table:style-name="ce4">
            <text:p>1) go to stock management website</text:p>
            <text:p>2) log in using the next credentials:</text:p>
            <text:p>user name:officer123</text:p>
            <text:p>password:81132411</text:p>
            <text:p>3) click the main menu</text:p>
            <text:p>4) click the regular customer handling button</text:p>
            <text:p>5) go to add a new customer</text:p>
            <text:p>6)fill in all the spaces and submit, make sure there is no duplication.</text:p>
          </table:table-cell>
          <table:table-cell office:value-type="string" table:style-name="ce7">
            <text:p>1) stock management app opens</text:p>
            <text:p>2)access granted</text:p>
            <text:p>3)main menu page Is shown</text:p>
            <text:p>4) regular customer handling droplist is shown</text:p>
            <text:p>5) add a new customer page pops up</text:p>
            <text:p>6) a new regular customer added sucessfully</text:p>
            <text:p/>
          </table:table-cell>
          <table:table-cell office:value-type="string" table:style-name="ce1">
            <text:p>passed</text:p>
          </table:table-cell>
          <table:table-cell table:number-columns-repeated="16375" table:style-name="ce1"/>
        </table:table-row>
        <table:table-row table:style-name="ro22">
          <table:table-cell office:value-type="string" table:number-columns-spanned="10" table:number-rows-spanned="1" table:style-name="ce13">
            <text:p>סיפור לקוח: אנשי המשלוחים והרשאותיהם</text:p>
          </table:table-cell>
          <table:covered-table-cell table:number-columns-repeated="9"/>
          <table:table-cell table:number-columns-repeated="16374"/>
        </table:table-row>
        <table:table-row table:style-name="ro23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9">
            <text:p>בדיקה שלילית של אנשי משרד המנסים לקלוט הזמנות רגילות</text:p>
          </table:table-cell>
          <table:table-cell office:value-type="string" table:style-name="ce12">
            <text:p>בדיקת הרשאות</text:p>
          </table:table-cell>
          <table:table-cell table:number-columns-repeated="2" table:style-name="ce1"/>
          <table:table-cell office:value-type="string" table:style-name="ce4">
            <text:p>1) go to stock management website</text:p>
            <text:p>2) log in using the next credentials:</text:p>
            <text:p>user name:logistics123</text:p>
            <text:p>password:81132411</text:p>
            <text:p>3) click the main menu</text:p>
            <text:p>4) try to click the ordinary customer handling button</text:p>
          </table:table-cell>
          <table:table-cell office:value-type="string" table:style-name="ce7">
            <text:p>1) stock management app opens</text:p>
            <text:p>2)access granted</text:p>
            <text:p>3)main menu page Is shown</text:p>
            <text:p>4) button is grey and access denied</text:p>
            <text:p/>
          </table:table-cell>
          <table:table-cell office:value-type="string" table:style-name="ce1">
            <text:p>passed</text:p>
          </table:table-cell>
          <table:table-cell table:number-columns-repeated="16375" table:style-name="ce1"/>
        </table:table-row>
        <table:table-row table:style-name="ro24"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9">
            <text:p>בדיקה שלילית של אנשי מחסן שקולטים מלאי שונה ממה שמצויין בפרטי החשבונית</text:p>
          </table:table-cell>
          <table:table-cell office:value-type="string" table:style-name="ce2">
            <text:p>פונקציונאליות המערכת וכישלונה באופן תקין</text:p>
          </table:table-cell>
          <table:table-cell table:style-name="ce1"/>
          <table:table-cell office:value-type="string" table:style-name="ce2">
            <text:p>ספק וחשבונית שפרטיה שונים מפרטי ההזמנה</text:p>
          </table:table-cell>
          <table:table-cell office:value-type="string" table:style-name="ce4">
            <text:p>1) go to stock management website</text:p>
            <text:p>2) log in using the next credentials:</text:p>
            <text:p>user name:logistics123</text:p>
            <text:p>password:81132411</text:p>
            <text:p>3) click the main menu</text:p>
            <text:p>4) click to items button</text:p>
            <text:p>5)go to managing stock supply</text:p>
            <text:p>6)fill in the spaces as stated in the supplier's invoice</text:p>
            <text:p>7) click confirm</text:p>
            <text:p/>
          </table:table-cell>
          <table:table-cell office:value-type="string" table:style-name="ce7">
            <text:p>1) stock management app opens</text:p>
            <text:p>2)access granted</text:p>
            <text:p>3)main menu page Is shown</text:p>
            <text:p>4) items droplist is shown</text:p>
            <text:p>5) managing stock supply page opens</text:p>
            <text:p>6) spaces filled in</text:p>
            <text:p>7) command executed unsucessfully.</text:p>
            <text:p/>
          </table:table-cell>
          <table:table-cell office:value-type="string" table:style-name="ce1">
            <text:p>passed</text:p>
          </table:table-cell>
          <table:table-cell table:number-columns-repeated="16375" table:style-name="ce1"/>
        </table:table-row>
        <table:table-row table:style-name="ro1">
          <table:table-cell office:value-type="string" table:number-columns-spanned="10" table:number-rows-spanned="1" table:style-name="ce13">
            <text:p>סיפור לקוח: אדמיניסטרטור והרשאותיו</text:p>
          </table:table-cell>
          <table:covered-table-cell table:number-columns-repeated="9"/>
          <table:table-cell table:number-columns-repeated="16374"/>
        </table:table-row>
        <table:table-row table:style-name="ro25"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9">
            <text:p>בדיקה חיובית שהאדמיניסטרטור יכול לבצע טיפול בטבלאות המערכת ועיבודי batch</text:p>
          </table:table-cell>
          <table:table-cell office:value-type="string" table:style-name="ce2">
            <text:p>הרשאות ופונקציונאליות המערכת</text:p>
          </table:table-cell>
          <table:table-cell table:number-columns-repeated="2" table:style-name="ce1"/>
          <table:table-cell office:value-type="string" table:style-name="ce4">
            <text:p>1) go to stock management website</text:p>
            <text:p>2) log in using the next credentials:</text:p>
            <text:p>user name:logistics123</text:p>
            <text:p>password:81132411</text:p>
            <text:p>3) click the main menu</text:p>
            <text:p>4) click the system polls button</text:p>
            <text:p>5) open the items table</text:p>
            <text:p>6) look at the item whose code number is 6678 and change its supply frequency to "every 5 days"</text:p>
          </table:table-cell>
          <table:table-cell office:value-type="string" table:style-name="ce7">
            <text:p>1) stock management app opens</text:p>
            <text:p>2)access granted</text:p>
            <text:p>3)main menu page Is shown</text:p>
            <text:p>4) system polls button pushed</text:p>
            <text:p>5) items table is shown</text:p>
            <text:p>6) frequency changed sucessfully and the relevant supplier notified.</text:p>
            <text:p/>
          </table:table-cell>
          <table:table-cell office:value-type="string" table:style-name="ce1">
            <text:p>passed</text:p>
          </table:table-cell>
          <table:table-cell table:number-columns-repeated="16375" table:style-name="ce1"/>
        </table:table-row>
        <table:table-row table:style-name="ro1">
          <table:table-cell table:number-columns-repeated="16384" table:style-name="ce1"/>
        </table:table-row>
        <table:table-row table:number-rows-repeated="1048525" table:style-name="ro2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827</meta:generator>
    <meta:initial-creator>agasi agasi</meta:initial-creator>
    <dc:creator>דוד אוזן</dc:creator>
    <meta:creation-date>2022-02-12T18:07:30Z</meta:creation-date>
    <dc:date>2022-02-16T19:54:29Z</dc:date>
    <meta:user-defined meta:name="AppVersion">16.0300</meta:user-defined>
  </office:meta>
</office:document-meta>
</file>